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2">
            <text:p>72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1.6">
            <text:p>21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39">
            <text:p>39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38">
            <text:p>1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4">
            <text:p>4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XIKO-KARPA</text:p>
          </table:table-cell>
          <table:table-cell table:style-name="ce25" office:value-type="float" office:value="6">
            <text:p>6</text:p>
          </table:table-cell>
          <table:table-cell table:style-name="ce29" office:value-type="string">
            <text:p>Xerox emitidos no mês</text:p>
          </table:table-cell>
          <table:table-cell table:style-name="ce32" table:formula="oooc:=[.C80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6">
            <text:p>3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9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99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4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ITRA-RESSAC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AKARI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8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9">
            <text:p>3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5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9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8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35">
            <text:p>3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4]*0.3" office:value-type="float" office:value="10.5">
            <text:p>10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7">
            <text:p>8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9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6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4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7/02/2008</text:date>, <text:time>09:10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2-07T09:10:10</dc:date>
    <meta:printed-by>Carlos Augusto Marcicano</meta:printed-by>
    <meta:print-date>2007-09-27T11:53:34</meta:print-date>
    <dc:language>pt-BR</dc:language>
    <meta:editing-cycles>310</meta:editing-cycles>
    <meta:editing-duration>PT14H52M35S</meta:editing-duration>
    <meta:user-defined meta:name="Info 1"/>
    <meta:user-defined meta:name="Info 2"/>
    <meta:user-defined meta:name="Info 3"/>
    <meta:user-defined meta:name="Info 4"/>
    <meta:document-statistic meta:table-count="2" meta:cell-count="1873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